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114c1a"/>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14c1a"/>
    </style:style>
    <style:style style:name="P4" style:family="paragraph" style:parent-style-name="Standard">
      <style:paragraph-properties fo:text-align="justify" style:justify-single-word="false"/>
      <style:text-properties officeooo:rsid="0004f114" officeooo:paragraph-rsid="0004f114"/>
    </style:style>
    <style:style style:name="P5" style:family="paragraph" style:parent-style-name="Standard">
      <style:paragraph-properties fo:text-align="justify" style:justify-single-word="false"/>
      <style:text-properties officeooo:rsid="0018b09f" officeooo:paragraph-rsid="0018b09f" fo:background-color="#ccff00"/>
    </style:style>
    <style:style style:name="P6" style:family="paragraph" style:parent-style-name="Title">
      <style:paragraph-properties fo:text-align="center" style:justify-single-word="false"/>
      <style:text-properties officeooo:paragraph-rsid="000e29f7"/>
    </style:style>
    <style:style style:name="P7" style:family="paragraph" style:parent-style-name="Text_20_body">
      <style:paragraph-properties fo:text-align="justify" style:justify-single-word="false"/>
      <style:text-properties officeooo:rsid="0018b09f" officeooo:paragraph-rsid="0018b09f" fo:background-color="#ccff00"/>
    </style:style>
    <style:style style:name="P8" style:family="paragraph" style:parent-style-name="Text_20_body">
      <style:paragraph-properties fo:text-align="justify" style:justify-single-word="false"/>
      <style:text-properties officeooo:rsid="0018b09f" officeooo:paragraph-rsid="00209d6e" fo:background-color="#ccff00"/>
    </style:style>
    <style:style style:name="P9" style:family="paragraph" style:parent-style-name="Text_20_body">
      <style:paragraph-properties fo:text-align="justify" style:justify-single-word="false"/>
      <style:text-properties officeooo:rsid="0018b09f" officeooo:paragraph-rsid="0017871c" fo:background-color="#ccff00"/>
    </style:style>
    <style:style style:name="P10" style:family="paragraph" style:parent-style-name="Text_20_body">
      <style:paragraph-properties fo:text-align="justify" style:justify-single-word="false"/>
      <style:text-properties officeooo:rsid="0017871c" officeooo:paragraph-rsid="0017871c" fo:background-color="#ccff00"/>
    </style:style>
    <style:style style:name="P11" style:family="paragraph" style:parent-style-name="Text_20_body">
      <style:paragraph-properties fo:text-align="justify" style:justify-single-word="false"/>
      <style:text-properties officeooo:rsid="001d84b3" officeooo:paragraph-rsid="001d84b3" fo:background-color="transparent"/>
    </style:style>
    <style:style style:name="P12" style:family="paragraph" style:parent-style-name="Text_20_body">
      <style:paragraph-properties fo:text-align="justify" style:justify-single-word="false"/>
      <style:text-properties officeooo:rsid="001d84b3" officeooo:paragraph-rsid="001fb459" fo:background-color="transparent"/>
    </style:style>
    <style:style style:name="P13" style:family="paragraph" style:parent-style-name="Standard" style:list-style-name="L1">
      <style:paragraph-properties fo:text-align="justify" style:justify-single-word="false"/>
      <style:text-properties officeooo:rsid="0010561b" officeooo:paragraph-rsid="00114c1a"/>
    </style:style>
    <style:style style:name="P14" style:family="paragraph" style:parent-style-name="Standard" style:list-style-name="L2">
      <style:paragraph-properties fo:text-align="justify" style:justify-single-word="false"/>
      <style:text-properties officeooo:rsid="0010561b" officeooo:paragraph-rsid="00114c1a"/>
    </style:style>
    <style:style style:name="P15" style:family="paragraph" style:parent-style-name="Standard" style:list-style-name="L3">
      <style:paragraph-properties fo:text-align="justify" style:justify-single-word="false"/>
      <style:text-properties officeooo:rsid="0010561b" officeooo:paragraph-rsid="00114c1a"/>
    </style:style>
    <style:style style:name="P16" style:family="paragraph" style:parent-style-name="Standard" style:list-style-name="L4">
      <style:paragraph-properties fo:text-align="justify" style:justify-single-word="false"/>
      <style:text-properties officeooo:rsid="0010561b" officeooo:paragraph-rsid="00114c1a"/>
    </style:style>
    <style:style style:name="P17" style:family="paragraph" style:parent-style-name="Standard" style:list-style-name="L5">
      <style:paragraph-properties fo:text-align="justify" style:justify-single-word="false"/>
      <style:text-properties officeooo:rsid="0010561b" officeooo:paragraph-rsid="00114c1a"/>
    </style:style>
    <style:style style:name="P18" style:family="paragraph" style:parent-style-name="Standard" style:list-style-name="L6">
      <style:paragraph-properties fo:text-align="justify" style:justify-single-word="false"/>
      <style:text-properties officeooo:rsid="0010561b" officeooo:paragraph-rsid="00114c1a"/>
    </style:style>
    <style:style style:name="P19" style:family="paragraph" style:parent-style-name="Heading_20_1">
      <style:paragraph-properties fo:text-align="justify" style:justify-single-word="false"/>
    </style:style>
    <style:style style:name="P20" style:family="paragraph" style:parent-style-name="Heading_20_1">
      <style:paragraph-properties fo:text-align="justify" style:justify-single-word="false"/>
      <style:text-properties officeooo:paragraph-rsid="0018b09f"/>
    </style:style>
    <style:style style:name="P21" style:family="paragraph" style:parent-style-name="Heading_20_2">
      <style:paragraph-properties fo:text-align="justify" style:justify-single-word="false"/>
    </style:style>
    <style:style style:name="P22" style:family="paragraph" style:parent-style-name="Heading_20_2">
      <style:paragraph-properties fo:text-align="justify" style:justify-single-word="false"/>
      <style:text-properties officeooo:paragraph-rsid="001d84b3"/>
    </style:style>
    <style:style style:name="P23"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8b09f"/>
    </style:style>
    <style:style style:name="T8" style:family="text">
      <style:text-properties officeooo:rsid="001c5db1"/>
    </style:style>
    <style:style style:name="T9" style:family="text">
      <style:text-properties officeooo:rsid="001e44a0"/>
    </style:style>
    <style:style style:name="T10" style:family="text">
      <style:text-properties officeooo:rsid="001f16c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écifications Techniques des Besoins et des Exigences</text:p>
      <text:p text:style-name="P4"/>
      <text:p text:style-name="P4"/>
      <text:p text:style-name="P4"><text:span text:style-name="T1">Intitulé du projet :</text:span> construction d'une plate-forme de test répartie LDAP</text:p>
      <text:p text:style-name="P4"><text:span text:style-name="T1">Responsable technique :</text:span> Emmanuel Lécharny</text:p>
      <text:p text:style-name="P4"><text:span text:style-name="T1">Réalisation :</text:span> Thibaut Fleury, Sabri Labassi, Antoine Lavaire</text:p>
      <text:p text:style-name="P4"/>
      <text:h text:style-name="P19" text:outline-level="1">Reformulation de la demande</text:h>
      <text:h text:style-name="P21" text:outline-level="2">Pourquoi ?</text:h>
      <text:h text:style-name="P21" text:outline-level="2">Comment ?</text:h>
      <text:h text:style-name="P21" text:outline-level="2"><text:span text:style-name="T2">Quand</text:span> ?</text:h>
      <text:h text:style-name="P19" text:outline-level="1">Analyse du problème</text:h>
      <text:h text:style-name="P21" text:outline-level="2">Business model</text:h>
      <text:p text:style-name="P10"><text:span text:style-name="T7">M</text:span>odéliser le procédé de résolution à informatiser en tant que système (diagramme de composant UML, actigramme SADT).</text:p>
      <text:h text:style-name="P21" text:outline-level="2">Business use case</text:h>
      <text:p text:style-name="P10"><text:span text:style-name="T7">N</text:span>omenclature des utilisateurs potentiels et la définition fonctionnelles des services qu'ils utilisent pour metre en oeuvre le procédé.</text:p>
      <text:h text:style-name="P22" text:outline-level="2">Contraintes techniques</text:h>
      <text:p text:style-name="P9">Les choix techniques à priori du donneur d'ordre implicite (legacy system) ou explicite (choix de fournisseur, de ligne technique).</text:p>
      <text:h text:style-name="P19" text:outline-level="1">Conception de la solution fonctionnelle</text:h>
      <text:h text:style-name="P21" text:outline-level="2">Modèle de l'applicatif</text:h>
      <text:p text:style-name="P8">Décrit l’applicatif en terme d’un ensemble d’application, il définit les relations qu’elles entretiennent les unes avec les autres (Workflow?), l’ensemble des objets persistants qui leur sont propres ou qu’elles partagent. Il fixe les limites de l’automatisation en relation avec la partie précédente en décrivant les articulations entre les applications et les procédures de gestion.</text:p>
      <text:h text:style-name="P21" text:outline-level="2">Use case applicatif</text:h>
      <text:p text:style-name="P7">Ce ou ces chapitres (un par application déterminée au chapitre précédent) décrivent précisément les services rendus aux utilisateurs par les différentes applications. Ils sont corrélés aux business case décrits dans la partie précédente. On utilise de façon préférentielle le formalisme d’UML. Ils confortent la description des objets persistants du chapitre précédent et précisent leur transition <text:soft-page-break/>d’état. Ils représentent la première version des brochures d’utilisation de l’applicatif.</text:p>
      <text:h text:style-name="P21" text:outline-level="2">Contraintes legacy</text:h>
      <text:p text:style-name="P7">Ce chapitre dégage des chapitres précédents la définitions des actions à menées pour intégrer l’applicatif à la situation actuelle du procédé de résolution (l’organisation demanderesse). En général cette définition couvre trois aspects :</text:p>
      <text:p text:style-name="P7">1. L’initialisation de l’applicatif au moment de la mise en exploitation (procédure de déploiement, définition de l’état initial des données persistantes).</text:p>
      <text:p text:style-name="P7">2. Adaptation des applications existantes au nouvel applicatif (modification des données utilisées et produites, adaptation des interface à la charte ergonomique du nouvel applicatif, etc.).</text:p>
      <text:p text:style-name="P7">3. Modification des règles et procédures de gestion impliquées par le nouvel applicatif.</text:p>
      <text:h text:style-name="P21" text:outline-level="2">Contraintes opérationnelles</text:h>
      <text:p text:style-name="P5">Ce chapitre décline les contraintes que l’applicatif devra prendre en compte, elles sont de natures :</text:p>
      <text:p text:style-name="P5">1. On revisite les contraintes retenues dans les chapitre précédents aux vues des choix effectués.</text:p>
      <text:p text:style-name="P5">2. On analyse les dimensions du déploiement : nombre de postes, nombre d’objets persistants, nombre d’opérations, d’interactions, etc.</text:p>
      <text:p text:style-name="P5">3. On étudie les contraintes matérielles du déploiement : chronologie des mises en routes, adaptation des lieux de travail, recrutement, reconversion de personnels, etc.</text:p>
      <text:h text:style-name="P20" text:outline-level="1">Analyse des risques</text:h>
      <text:h text:style-name="P21" text:outline-level="2">Technique</text:h>
      <text:h text:style-name="P23" text:outline-level="3">Capacité</text:h>
      <text:h text:style-name="P23" text:outline-level="3">Performance</text:h>
      <text:h text:style-name="P21" text:outline-level="2">Fonctionnel</text:h>
      <text:h text:style-name="P23" text:outline-level="3">Correct</text:h>
      <text:h text:style-name="P23" text:outline-level="3">Complet</text:h>
      <text:h text:style-name="P21" text:outline-level="2">Organisationnel</text:h>
      <text:h text:style-name="P23" text:outline-level="3">Ergonomique</text:h>
      <text:h text:style-name="P23" text:outline-level="3">Acculturel</text:h>
      <text:p text:style-name="P2"/>
      <text:h text:style-name="P19" text:outline-level="1">Plan d'action</text:h>
      <text:h text:style-name="P21" text:outline-level="2">WBS</text:h>
      <text:h text:style-name="P21" text:outline-level="2">PERT</text:h>
      <text:h text:style-name="P21"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8H46M30S</meta:editing-duration>
    <meta:editing-cycles>24</meta:editing-cycles>
    <meta:generator>LibreOffice/4.2.6.3$Windows_x86 LibreOffice_project/3fd416d4c6db7d3204c17ce57a1d70f6e531ee21</meta:generator>
    <dc:date>2014-11-22T22:03:12.578000000</dc:date>
    <dc:title>Structure du système d’information de gestion du TAPS</dc:title>
    <meta:initial-creator>gil</meta:initial-creator>
    <meta:document-statistic meta:table-count="0" meta:image-count="0" meta:object-count="0" meta:page-count="2" meta:paragraph-count="44" meta:word-count="422" meta:character-count="3036" meta:non-whitespace-character-count="2658"/>
    <meta:user-defined meta:name="Info 1"/>
    <meta:user-defined meta:name="Info 2"/>
    <meta:user-defined meta:name="Info 3"/>
    <meta:user-defined meta:name="Info 4"/>
  </office:meta>
</office:document-meta>
</file>